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4" style:family="graphic" style:parent-style-name="objectwithoutfill">
      <style:graphic-properties draw:stroke="dash" draw:stroke-dash="Ultrafine_20_Dashed" svg:stroke-width="0.051cm" draw:marker-start-width="0.279cm" draw:marker-end="Arrow" draw:marker-end-width="0.22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862cm" svg:height="3.095cm" svg:x="0.921cm" svg:y="3.405cm">
          <draw:text-box>
            <text:p>x = 1;</text:p>
            <text:p/>
            <text:p/>
            <text:p>v.fetch_add(1); </text:p>
          </draw:text-box>
        </draw:frame>
        <draw:frame draw:style-name="gr1" draw:layer="layout" svg:width="4.862cm" svg:height="3.095cm" svg:x="6.766cm" svg:y="3.41cm">
          <draw:text-box>
            <text:p>y = 1;</text:p>
            <text:p/>
            <text:p/>
            <text:p>v.fetch_add(1); </text:p>
          </draw:text-box>
        </draw:frame>
        <draw:line draw:style-name="gr2" draw:text-style-name="P1" draw:layer="layout" svg:x1="1.837cm" svg:y1="4.24cm" svg:x2="1.837cm" svg:y2="5.737cm">
          <text:p/>
        </draw:line>
        <draw:frame draw:style-name="gr1" draw:text-style-name="P2" draw:layer="layout" svg:width="0.891cm" svg:height="0.962cm" svg:x="5.621cm" svg:y="5.356cm">
          <draw:text-box>
            <text:p><text:span text:style-name="T1">rf</text:span></text:p>
          </draw:text-box>
        </draw:frame>
        <draw:frame draw:style-name="gr3" draw:text-style-name="P2" draw:layer="layout" svg:width="1.171cm" svg:height="1.016cm" svg:x="1.669cm" svg:y="4.41cm">
          <draw:text-box>
            <text:p><text:span text:style-name="T1">sb</text:span></text:p>
          </draw:text-box>
        </draw:frame>
        <draw:line draw:style-name="gr2" draw:text-style-name="P1" draw:layer="layout" svg:x1="5.434cm" svg:y1="6.091cm" svg:x2="6.85cm" svg:y2="6.091cm">
          <text:p/>
        </draw:line>
        <draw:frame draw:style-name="gr1" draw:layer="layout" svg:width="2.288cm" svg:height="3.806cm" svg:x="12.816cm" svg:y="3.301cm">
          <draw:text-box>
            <text:p>r1 = v;</text:p>
            <text:p/>
            <text:p>r2 = x;</text:p>
            <text:p/>
            <text:p>r3 = y;</text:p>
          </draw:text-box>
        </draw:frame>
        <draw:line draw:style-name="gr2" draw:text-style-name="P1" draw:layer="layout" svg:x1="11.292cm" svg:y1="6.018cm" svg:x2="12.946cm" svg:y2="3.875cm">
          <text:p/>
        </draw:line>
        <draw:frame draw:style-name="gr1" draw:layer="layout" svg:width="2.077cm" svg:height="0.962cm" svg:x="0.921cm" svg:y="0.906cm">
          <draw:text-box>
            <text:p>x = 0;</text:p>
          </draw:text-box>
        </draw:frame>
        <draw:line draw:style-name="gr4" draw:text-style-name="P1" draw:layer="layout" svg:x1="1.878cm" svg:y1="1.702cm" svg:x2="1.878cm" svg:y2="3.607cm">
          <text:p/>
        </draw:line>
        <draw:frame draw:style-name="gr1" draw:text-style-name="P2" draw:layer="layout" svg:width="1.205cm" svg:height="0.962cm" svg:x="1.219cm" svg:y="1.543cm">
          <draw:text-box>
            <text:p><text:span text:style-name="T1">hb</text:span></text:p>
          </draw:text-box>
        </draw:frame>
        <draw:frame draw:style-name="gr1" draw:text-style-name="P2" draw:layer="layout" svg:width="0.891cm" svg:height="0.962cm" svg:x="3.656cm" svg:y="1.094cm">
          <draw:text-box>
            <text:p><text:span text:style-name="T1">rf</text:span></text:p>
          </draw:text-box>
        </draw:frame>
        <draw:line draw:style-name="gr4" draw:text-style-name="P1" draw:layer="layout" svg:x1="2.767cm" svg:y1="1.474cm" svg:x2="12.946cm" svg:y2="5.145cm">
          <text:p/>
        </draw:line>
        <draw:path draw:style-name="gr5" draw:text-style-name="P1" draw:layer="layout" svg:width="11.881cm" svg:height="4.144cm" draw:transform="rotate (0.195302343298165) translate (2.78472285786243cm 3.30718908770345cm)" svg:viewBox="0 0 11882 4145" svg:d="m11480 4144c255 36 488-1682 370-1868-114-180-2446-608-2716-667-273-59-7912-1729-8098-1602-218 147-1036 314-1036 314">
          <text:p/>
        </draw:path>
        <draw:line draw:style-name="gr2" draw:text-style-name="P1" draw:layer="layout" svg:x1="13.921cm" svg:y1="4.002cm" svg:x2="13.921cm" svg:y2="5.018cm">
          <text:p/>
        </draw:line>
        <draw:frame draw:style-name="gr3" draw:text-style-name="P2" draw:layer="layout" svg:width="1.171cm" svg:height="1.016cm" svg:x="12.845cm" svg:y="3.902cm">
          <draw:text-box>
            <text:p><text:span text:style-name="T1">sb</text:span></text:p>
          </draw:text-box>
        </draw:frame>
        <draw:frame draw:style-name="gr1" draw:text-style-name="P2" draw:layer="layout" svg:width="0.891cm" svg:height="0.962cm" svg:x="11.62cm" svg:y="5.072cm">
          <draw:text-box>
            <text:p><text:span text:style-name="T1">r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256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8T10:49:02</dc:date>
    <dc:creator>Peizhao Ou</dc:creator>
    <meta:editing-duration>PT50M7S</meta:editing-duration>
    <meta:editing-cycles>23</meta:editing-cycles>
    <meta:generator>LibreOffice/3.5$Linux_X86_64 LibreOffice_project/350m1$Build-2</meta:generator>
    <meta:document-statistic meta:object-count="17"/>
  </office:meta>
</office:document-meta>
</file>